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8c73" officeooo:paragraph-rsid="000b8c73"/>
    </style:style>
    <style:style style:name="P2" style:family="paragraph" style:parent-style-name="Standard">
      <style:text-properties officeooo:rsid="000c3438" officeooo:paragraph-rsid="000c3438"/>
    </style:style>
    <style:style style:name="P3" style:family="paragraph" style:parent-style-name="Standard">
      <style:text-properties officeooo:rsid="000cf9cb" officeooo:paragraph-rsid="000cf9cb"/>
    </style:style>
    <style:style style:name="P4" style:family="paragraph" style:parent-style-name="Standard">
      <style:text-properties officeooo:rsid="000c3438" officeooo:paragraph-rsid="000cf9cb"/>
    </style:style>
    <style:style style:name="P5" style:family="paragraph" style:parent-style-name="Standard">
      <style:text-properties fo:font-weight="normal" officeooo:rsid="000e8475" officeooo:paragraph-rsid="000e8475" style:font-weight-asian="normal" style:font-weight-complex="normal"/>
    </style:style>
    <style:style style:name="P6" style:family="paragraph" style:parent-style-name="Standard">
      <style:text-properties officeooo:rsid="000e8475" officeooo:paragraph-rsid="000e8475"/>
    </style:style>
    <style:style style:name="P7" style:family="paragraph" style:parent-style-name="Standard">
      <style:text-properties officeooo:rsid="000eec0a" officeooo:paragraph-rsid="000eec0a"/>
    </style:style>
    <style:style style:name="P8" style:family="paragraph" style:parent-style-name="Standard">
      <style:text-properties fo:font-weight="normal" officeooo:rsid="000eec0a" officeooo:paragraph-rsid="000eec0a" style:font-weight-asian="normal" style:font-weight-complex="normal"/>
    </style:style>
    <style:style style:name="P9" style:family="paragraph" style:parent-style-name="Standard">
      <style:text-properties fo:font-weight="normal" officeooo:rsid="001656f9" officeooo:paragraph-rsid="001656f9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235b68" officeooo:paragraph-rsid="00235b68" style:font-size-asian="16pt" style:font-weight-asian="bold" style:font-size-complex="16pt" style:font-weight-complex="bold"/>
    </style:style>
    <style:style style:name="P11" style:family="paragraph" style:parent-style-name="Standard">
      <style:text-properties fo:font-weight="normal" officeooo:rsid="00235b68" officeooo:paragraph-rsid="0029210d" style:font-weight-asian="normal" style:font-weight-complex="normal"/>
    </style:style>
    <style:style style:name="P12" style:family="paragraph" style:parent-style-name="Standard">
      <style:text-properties fo:font-weight="normal" officeooo:rsid="0029210d" officeooo:paragraph-rsid="0029210d" style:font-weight-asian="normal" style:font-weight-complex="normal"/>
    </style:style>
    <style:style style:name="P13" style:family="paragraph" style:parent-style-name="Standard">
      <style:text-properties fo:font-weight="normal" officeooo:rsid="002a8f16" officeooo:paragraph-rsid="002a8f16" style:font-weight-asian="normal" style:font-weight-complex="normal"/>
    </style:style>
    <style:style style:name="P14" style:family="paragraph" style:parent-style-name="Standard">
      <style:text-properties officeooo:paragraph-rsid="002a8f16"/>
    </style:style>
    <style:style style:name="P15" style:family="paragraph" style:parent-style-name="Standard">
      <style:text-properties fo:font-weight="normal" officeooo:rsid="000eec0a" officeooo:paragraph-rsid="002a8f16" style:font-weight-asian="normal" style:font-weight-complex="normal"/>
    </style:style>
    <style:style style:name="P16" style:family="paragraph" style:parent-style-name="Standard">
      <style:text-properties fo:font-weight="bold" officeooo:rsid="000fb004" officeooo:paragraph-rsid="000fb004" style:font-weight-asian="bold" style:font-weight-complex="bold"/>
    </style:style>
    <style:style style:name="P17" style:family="paragraph" style:parent-style-name="Standard">
      <style:text-properties officeooo:rsid="000fb004" officeooo:paragraph-rsid="000fb004"/>
    </style:style>
    <style:style style:name="P18" style:family="paragraph" style:parent-style-name="Standard">
      <style:text-properties fo:font-weight="normal" officeooo:rsid="000fb004" officeooo:paragraph-rsid="000fb004" style:font-weight-asian="normal" style:font-weight-complex="normal"/>
    </style:style>
    <style:style style:name="P19" style:family="paragraph" style:parent-style-name="Standard">
      <style:text-properties officeooo:paragraph-rsid="000fb004"/>
    </style:style>
    <style:style style:name="P20" style:family="paragraph" style:parent-style-name="Standard">
      <style:text-properties officeooo:paragraph-rsid="00126e88"/>
    </style:style>
    <style:style style:name="P21" style:family="paragraph" style:parent-style-name="Standard">
      <style:text-properties officeooo:paragraph-rsid="00100e43"/>
    </style:style>
    <style:style style:name="P22" style:family="paragraph" style:parent-style-name="Standard">
      <style:text-properties officeooo:paragraph-rsid="00137bc2"/>
    </style:style>
    <style:style style:name="P23" style:family="paragraph" style:parent-style-name="Preformatted_20_Text">
      <style:paragraph-properties style:writing-mode="lr-tb"/>
      <style:text-properties officeooo:paragraph-rsid="0010ddb5"/>
    </style:style>
    <style:style style:name="P24" style:family="paragraph" style:parent-style-name="Standard">
      <style:text-properties officeooo:paragraph-rsid="00155a72"/>
    </style:style>
    <style:style style:name="P25" style:family="paragraph" style:parent-style-name="Standard">
      <style:text-properties officeooo:paragraph-rsid="0015d028"/>
    </style:style>
    <style:style style:name="P26" style:family="paragraph" style:parent-style-name="Standard">
      <style:text-properties officeooo:paragraph-rsid="002aaff4"/>
    </style:style>
    <style:style style:name="P27" style:family="paragraph" style:parent-style-name="Standard">
      <style:paragraph-properties fo:text-align="center" style:justify-single-word="false"/>
      <style:text-properties officeooo:paragraph-rsid="001803a2"/>
    </style:style>
    <style:style style:name="P28" style:family="paragraph" style:parent-style-name="Standard">
      <style:text-properties officeooo:paragraph-rsid="001803a2"/>
    </style:style>
    <style:style style:name="T1" style:family="text">
      <style:text-properties officeooo:rsid="000e84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f9c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f9cb" style:font-weight-asian="normal" style:font-weight-complex="normal"/>
    </style:style>
    <style:style style:name="T6" style:family="text">
      <style:text-properties fo:font-weight="normal" officeooo:rsid="000e8475" style:font-weight-asian="normal" style:font-weight-complex="normal"/>
    </style:style>
    <style:style style:name="T7" style:family="text">
      <style:text-properties fo:font-weight="normal" officeooo:rsid="000fb004" style:font-weight-asian="normal" style:font-weight-complex="normal"/>
    </style:style>
    <style:style style:name="T8" style:family="text">
      <style:text-properties officeooo:rsid="0029210d"/>
    </style:style>
    <style:style style:name="T9" style:family="text">
      <style:text-properties style:font-name="Liberation Serif" fo:font-weight="normal" officeooo:rsid="000fb004" style:font-weight-asian="normal" style:font-weight-complex="normal"/>
    </style:style>
    <style:style style:name="T10" style:family="text">
      <style:text-properties style:font-name="Liberation Serif" fo:font-weight="normal" officeooo:rsid="00100e43" style:font-weight-asian="normal" style:font-weight-complex="normal"/>
    </style:style>
    <style:style style:name="T11" style:family="text">
      <style:text-properties style:font-name="Liberation Serif" fo:font-weight="normal" officeooo:rsid="0026aa69" style:font-weight-asian="normal" style:font-weight-complex="normal"/>
    </style:style>
    <style:style style:name="T12" style:family="text">
      <style:text-properties style:font-name="Liberation Serif" officeooo:rsid="00100e43"/>
    </style:style>
    <style:style style:name="T13" style:family="text">
      <style:text-properties style:font-name="Liberation Serif" fo:font-weight="normal" officeooo:rsid="000eec0a" style:font-weight-asian="normal" style:font-weight-complex="normal"/>
    </style:style>
    <style:style style:name="T14" style:family="text">
      <style:text-properties fo:font-family="monospace" fo:font-weight="normal" officeooo:rsid="006980d2" style:font-weight-asian="normal" style:font-weight-complex="normal"/>
    </style:style>
    <style:style style:name="T15" style:family="text">
      <style:text-properties fo:font-family="monospace" fo:font-weight="normal" officeooo:rsid="001df700" style:font-weight-asian="normal" style:font-weight-complex="normal"/>
    </style:style>
    <style:style style:name="T16" style:family="text">
      <style:text-properties fo:font-family="monospace" fo:font-weight="normal" officeooo:rsid="00126e88" style:font-weight-asian="normal" style:font-weight-complex="normal"/>
    </style:style>
    <style:style style:name="T17" style:family="text">
      <style:text-properties fo:font-family="monospace" fo:font-weight="normal" officeooo:rsid="001e9593" style:font-weight-asian="normal" style:font-weight-complex="normal"/>
    </style:style>
    <style:style style:name="T18" style:family="text">
      <style:text-properties style:font-name="Liberation Serif" fo:font-weight="normal" officeooo:rsid="0027d19b" style:font-weight-asian="normal" style:font-weight-complex="normal"/>
    </style:style>
    <style:style style:name="T19" style:family="text">
      <style:text-properties style:font-name="Liberation Serif" fo:font-weight="bold" officeooo:rsid="00100e43" style:font-weight-asian="bold" style:font-weight-complex="bold"/>
    </style:style>
    <style:style style:name="T20" style:family="text">
      <style:text-properties fo:font-family="monospace" fo:font-weight="normal" officeooo:rsid="00100e43" style:font-weight-asian="normal" style:font-weight-complex="normal"/>
    </style:style>
    <style:style style:name="T21" style:family="text">
      <style:text-properties fo:font-family="monospace" fo:font-weight="normal" officeooo:rsid="001c343f" style:font-weight-asian="normal" style:font-weight-complex="normal"/>
    </style:style>
    <style:style style:name="T22" style:family="text">
      <style:text-properties fo:font-family="monospace" fo:font-weight="normal" officeooo:rsid="00137bc2" style:font-weight-asian="normal" style:font-weight-complex="normal"/>
    </style:style>
    <style:style style:name="T23" style:family="text">
      <style:text-properties style:font-name="Liberation Serif" fo:font-weight="bold" officeooo:rsid="002a8f16" style:font-weight-asian="bold" style:font-weight-complex="bold"/>
    </style:style>
    <style:style style:name="T24" style:family="text">
      <style:text-properties fo:font-weight="normal" officeooo:rsid="00100e43" fo:background-color="#ffffff" loext:char-shading-value="0" style:font-weight-asian="normal" style:font-weight-complex="normal" loext:padding="0cm" loext:border="none"/>
    </style:style>
    <style:style style:name="T25" style:family="text">
      <style:text-properties style:font-name="Liberation Serif" fo:font-weight="normal" officeooo:rsid="00126e88" style:font-weight-asian="normal" style:font-weight-complex="normal"/>
    </style:style>
    <style:style style:name="T26" style:family="text">
      <style:text-properties style:font-name="Liberation Serif" fo:font-weight="normal" officeooo:rsid="00100e43" fo:background-color="#ffffff" loext:char-shading-value="0" style:font-weight-asian="normal" style:font-weight-complex="normal" loext:padding="0cm" loext:border="none"/>
    </style:style>
    <style:style style:name="T27" style:family="text">
      <style:text-properties fo:color="#000000" loext:opacity="100%" fo:font-family="'Courier New', monospace" fo:font-size="12.75pt" fo:font-style="normal" fo:font-weight="normal" officeooo:rsid="0008c320" fo:background-color="#ffffff" loext:char-shading-value="0" style:font-weight-asian="normal" style:font-weight-complex="normal" loext:padding="0cm" loext:border="none"/>
    </style:style>
    <style:style style:name="T28" style:family="text">
      <style:text-properties fo:color="#000000" loext:opacity="100%" style:font-name="Liberation Serif" fo:font-size="12.75pt" fo:font-style="normal" fo:font-weight="bold" officeooo:rsid="00100e43" fo:background-color="#ffffff" loext:char-shading-value="0" style:font-weight-asian="bold" style:font-weight-complex="bold" loext:padding="0cm" loext:border="none"/>
    </style:style>
    <style:style style:name="T29" style:family="text">
      <style:text-properties fo:color="#000000" loext:opacity="100%" fo:font-family="'Courier New', monospace" fo:font-size="12.75pt" fo:font-style="normal" fo:font-weight="normal" officeooo:rsid="00155a72" fo:background-color="#ffffff" loext:char-shading-value="0" style:font-weight-asian="normal" style:font-weight-complex="normal" loext:padding="0cm" loext:border="none"/>
    </style:style>
    <style:style style:name="T30" style:family="text">
      <style:text-properties fo:color="#000000" loext:opacity="100%" style:font-name="Liberation Serif" fo:font-size="12.75pt" fo:font-style="normal" fo:font-weight="normal" officeooo:rsid="00155a72" fo:background-color="#ffffff" loext:char-shading-value="0" style:font-weight-asian="normal" style:font-weight-complex="normal" loext:padding="0cm" loext:border="none"/>
    </style:style>
    <style:style style:name="T31" style:family="text">
      <style:text-properties fo:color="#000000" loext:opacity="100%" style:font-name="Liberation Serif" fo:font-size="12.75pt" fo:font-style="normal" fo:font-weight="normal" officeooo:rsid="00100e43" fo:background-color="#ffffff" loext:char-shading-value="0" style:font-weight-asian="normal" style:font-weight-complex="normal" loext:padding="0cm" loext:border="none"/>
    </style:style>
    <style:style style:name="T32" style:family="text">
      <style:text-properties fo:color="#000000" loext:opacity="100%" fo:font-family="monospace" fo:font-size="12.75pt" fo:language="en" fo:country="US" fo:font-style="normal" fo:font-weight="normal" officeooo:rsid="0035744b" fo:background-color="#ffffff" loext:char-shading-value="0" style:font-weight-asian="normal" style:font-weight-complex="normal" loext:padding="0cm" loext:border="none"/>
    </style:style>
    <style:style style:name="T33" style:family="text">
      <style:text-properties fo:color="#000000" loext:opacity="100%" fo:font-family="monospace" fo:font-size="12.75pt" fo:language="en" fo:country="US" fo:font-style="normal" fo:font-weight="normal" officeooo:rsid="00299fdb" fo:background-color="#ffffff" loext:char-shading-value="0" style:font-weight-asian="normal" style:font-weight-complex="normal" loext:padding="0cm" loext:border="none"/>
    </style:style>
    <style:style style:name="T34" style:family="text">
      <style:text-properties fo:color="#000000" loext:opacity="100%" fo:font-family="monospace" fo:font-size="12.75pt" fo:language="en" fo:country="US" fo:font-style="normal" fo:font-weight="normal" officeooo:rsid="003a6298" fo:background-color="#ffffff" loext:char-shading-value="0" style:font-weight-asian="normal" style:font-weight-complex="normal" loext:padding="0cm" loext:border="none"/>
    </style:style>
    <style:style style:name="T35" style:family="text">
      <style:text-properties fo:color="#000000" loext:opacity="100%" fo:font-family="monospace" fo:font-size="12.75pt" fo:language="en" fo:country="US" fo:font-style="normal" fo:font-weight="normal" officeooo:rsid="0015d028" fo:background-color="#ffffff" loext:char-shading-value="0" style:font-weight-asian="normal" style:font-weight-complex="normal" loext:padding="0cm" loext:border="none"/>
    </style:style>
    <style:style style:name="T36" style:family="text">
      <style:text-properties fo:color="#000000" loext:opacity="100%" fo:font-family="monospace" fo:font-size="12.75pt" fo:language="en" fo:country="US" fo:font-style="normal" fo:font-weight="normal" officeooo:rsid="002aaff4" fo:background-color="#ffffff" loext:char-shading-value="0" style:font-weight-asian="normal" style:font-weight-complex="normal" loext:padding="0cm" loext:border="none"/>
    </style:style>
    <style:style style:name="T37" style:family="text">
      <style:text-properties fo:color="#000000" loext:opacity="100%" fo:font-family="monospace" fo:font-size="24pt" fo:language="en" fo:country="US" fo:font-style="normal" fo:font-weight="bold" officeooo:rsid="001803a2" fo:background-color="#ffffff" loext:char-shading-value="0" style:font-size-asian="24pt" style:font-weight-asian="bold" style:font-size-complex="24pt" style:font-weight-complex="bold" loext:padding="0cm" loext:border="none"/>
    </style:style>
    <style:style style:name="T38" style:family="text">
      <style:text-properties fo:color="#000000" loext:opacity="100%" fo:font-family="monospace" fo:font-size="12.75pt" fo:language="en" fo:country="US" fo:font-style="normal" fo:font-weight="normal" officeooo:rsid="001803a2" fo:background-color="#ffffff" loext:char-shading-value="0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вная проблема — много различных технологий, нужно чтобы работали без сбоев.</text:p>
      <text:p text:style-name="P1">Затык был в способе сохранения данных из контейнеров <text:span text:style-name="T1">на диске (в хостовой системе).</text:span></text:p>
      <text:p text:style-name="P1"/>
      <text:p text:style-name="P2">1. Через NFS</text:p>
      <text:p text:style-name="P2"><text:span text:style-name="T2">Плюсы</text:span> — хорошо отработанная технология, нативно поддерживается и в докере, и в Кубере, и в Линуксе. Легко и быстро настраивается. Быстро работает, мало потребляет ресурсов. <text:span text:style-name="T1">Легко централизованно управляется на хостовой системе.</text:span></text:p>
      <text:p text:style-name="P2"><text:span text:style-name="T2">Минусы</text:span> — необъяснимые сбои при тестировании. Симпотомы — неожиданно (и под нагрузкой, и без нагрузки) происходит подвисание сервисов докера, которые используют NFS в качестве хранения данных. NFS тормозит, сервисы падают по таймауту. При перезапуске сервиса командой — sudo systemctl restart nfs-server — через несколько секунд все оживает. А иногда не оживает. Пробовал и по версии NFS 3.0, и по версии NFS 4.1 — <text:span text:style-name="T3">не помогает. Пробовал разворачивать систему на Ubuntu — хм, тот же сбой. На Debian — не пробовал.</text:span></text:p>
      <text:p text:style-name="P3">В общем — NFS отлично работает, но для сервисов, не требующих постоянного коннекта.</text:p>
      <text:p text:style-name="P3"/>
      <text:p text:style-name="P3">2. Через SSH</text:p>
      <text:p text:style-name="P3">Еще одна технология для подключения к файловой системе, работает в докере. Возможно, и в Кубере, не тестил.</text:p>
      <text:p text:style-name="P4"><text:span text:style-name="T2">Плюсы —</text:span><text:span text:style-name="T4"> </text:span><text:span text:style-name="T5">поддерживается в Линуксе, в Винде, в докере (через плагин). Быстро работает, мало ест. Отсутствет проблема NFS — нет подвисаний, коннект стабильный.</text:span></text:p>
      <text:p text:style-name="P3"><text:span text:style-name="T2">Минусы</text:span><text:span text:style-name="T4"> — проблемы с конфигурированием в докере. Часто выдается ошибка отсутствия доступа, несмотря на использование соответствующего флага в плагине - «allow_other». </text:span><text:span text:style-name="T6">Если сервис удается запустить — может вылезти неожиданный глюк по доступу, например — Postgres неожиданно сбойнул, так как было отказано в доступе при создании нового файла БД. Скорее всего — плагин старый — около 6 лет назад обновлялся в последний раз, с тех пор многоч его изменилось и сейчас он работает нестабильно.</text:span></text:p>
      <text:p text:style-name="P5">Итого — много проблем, лучше не использовать.</text:p>
      <text:p text:style-name="P6"><text:span text:style-name="T4"/></text:p>
      <text:p text:style-name="P5">3. Стандартный механизм докера — использование томов — Volume</text:p>
      <text:p text:style-name="P6"><text:span text:style-name="T2">Плюсы</text:span><text:span text:style-name="T4"> — стандарт, поддерживается и в докере, и в Кубере. Быстро работает, не потребляет ресурсов, нет подвисаний.</text:span></text:p>
      <text:p text:style-name="P7"><text:span text:style-name="T2">Минусы</text:span><text:span text:style-name="T4"> — есть необъяснимые сбои у некоторых сервисов. Например — контейнер Kibana. Если использовать volume для хранения данных в хостинг-системе — при запуске контейнера происходит лавинообразное потребление оперативы и весь docker-decktop падает. Где-то в контейнере получается циклическая ссылка при монтировании Volume на дисковую систему. В то время как если монтировать не в файловую систему, а через NFS — все работает хорошо. Также, есть проблемы при монтировании сервисов с особыми правами, например Vault Unseal — он при запуске требует особых прав на файлы. Или Postgres — тоже с правами заморочки.</text:span></text:p>
      <text:p text:style-name="P8">Итого — универсальная вещь, но не для всех сервисов.</text:p>
      <text:p text:style-name="P7"><text:span text:style-name="T4"/></text:p>
      <text:p text:style-name="P7"><text:span text:style-name="T4">По итогу — если контейнер работает корректно через </text:span><text:span text:style-name="T7">байндинг</text:span><text:span text:style-name="T4"> с файловой системой — используем этот подход, если нет — используем NFS.</text:span></text:p>
      <text:p text:style-name="P9">Самый глючный сервис оказался ELK, локально (маппинг на папку) не заработала Kibana, пришлось заводить ее через NFS, в Кубере — маппингом не заработал и Эластик, и Кибана, обоих подключал через NFS.</text:p>
      <text:p text:style-name="P9"/>
      <text:p text:style-name="P10"/>
      <text:p text:style-name="P10"/>
      <text:p text:style-name="P10"/>
      <text:p text:style-name="P10"/>
      <text:p text:style-name="P10"/>
      <text:p text:style-name="P10"><text:soft-page-break/>Особенности Кубера</text:p>
      <text:p text:style-name="P10"/>
      <text:p text:style-name="P11">Ставим все системные сервисы через байдинг (или маппинг), <text:s/><text:span text:style-name="T8">но можно также через NFS.</text:span></text:p>
      <text:p text:style-name="P11"/>
      <text:p text:style-name="P11"><text:span text:style-name="T8">Важно!</text:span></text:p>
      <text:p text:style-name="P11"><text:span text:style-name="T8">Сервис </text:span><text:span text:style-name="T2">Kibana </text:span><text:span text:style-name="T8">разворачивается без маппинга, все данные остаются внутри контейнера — их не нужно бекапировать, так что в случае поломки — просто ставим кибану заново.</text:span></text:p>
      <text:p text:style-name="P12">Если кибану нужно запустить через маппинг — тут настраиваем только через NFS, через маппинг кибана не работает — падает по переполнению памяти.</text:p>
      <text:p text:style-name="P7"><text:span text:style-name="T4"/></text:p>
      <text:p text:style-name="P8">--------------------------------------------------------------------------------------------------------------</text:p>
      <text:p text:style-name="P13">Если нужно NFS — ставим так:</text:p>
      <text:p text:style-name="P13"/>
      <text:p text:style-name="P14"><text:span text:style-name="Source_20_Text"><text:span text:style-name="T9">ставим NFS — </text:span></text:span><text:span text:style-name="Source_20_Text"><text:span text:style-name="T10">yay -S nfs-utils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0">пишем в /etc/exports, </text:span></text:span><text:span text:style-name="Source_20_Text"><text:span text:style-name="T11">для докера и для кубера</text:span></text:span><text:span text:style-name="Source_20_Text"><text:span text:style-name="T10">: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0">/home/alex/data/Kibana_Local_Data 192.168.1.12(rw,sync,subtree_check,insecure,no_root_squash)</text:span></text:span></text:p>
      <text:p text:style-name="P14"><text:span text:style-name="Source_20_Text"><text:span text:style-name="T10">/home/alex/data/Kibana_Local_Conf 192.168.1.12(rw,sync,subtree_check,insecure,no_root_squash)</text:span></text:span></text:p>
      <text:p text:style-name="P14"><text:span text:style-name="Source_20_Text"><text:span text:style-name="T10">/home/alex/data/ELK_Data 192.168.1.12(rw,sync,subtree_check,insecure,no_root_squash)</text:span></text:span></text:p>
      <text:p text:style-name="P14"><text:span text:style-name="Source_20_Text"><text:span text:style-name="T10">/home/alex/data/ELK_Conf 192.168.1.12(rw,sync,subtree_check,insecure,no_root_squash)</text:span></text:span></text:p>
      <text:p text:style-name="P14"><text:span text:style-name="Source_20_Text"><text:span text:style-name="T10">/home/alex/data/Kibana_Data 192.168.1.12(rw,sync,subtree_check,insecure,no_root_squash)</text:span></text:span></text:p>
      <text:p text:style-name="P14"><text:span text:style-name="Source_20_Text"><text:span text:style-name="T10">/home/alex/data/Kibana_Conf 192.168.1.12(rw,sync,subtree_check,insecure,no_root_squash)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0">перезапускаем NFS: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2">sudo systemctl restart nfs-server</text:span></text:span></text:p>
      <text:p text:style-name="P14"><text:span text:style-name="Source_20_Text"><text:span text:style-name="T12"/></text:span></text:p>
      <text:p text:style-name="P15"><text:span text:style-name="Source_20_Text"><text:span text:style-name="T13">--------------------------------------------------------------------------------------------------------------</text:span></text:span></text:p>
      <text:p text:style-name="P7"><text:span text:style-name="T4"/></text:p>
      <text:p text:style-name="P16">1. Ставим Postgres.</text:p>
      <text:p text:style-name="P17"><text:span text:style-name="T4"/></text:p>
      <text:p text:style-name="P18">Ставим через байндинг командой:</text:p>
      <text:p text:style-name="P17"><text:span text:style-name="T4"/></text:p>
      <text:p text:style-name="P19"><text:span text:style-name="Source_20_Text"><text:span text:style-name="T14">docker run -d --name postgres -e POSTGRES_PASSWORD=admin -v ~/data/Postgres_Local_Data:/var/lib/postgresql/data -p 5432:5432 postgres:17.</text:span></text:span><text:span text:style-name="Source_20_Text"><text:span text:style-name="T15">4</text:span></text:span></text:p>
      <text:p text:style-name="P19"><text:span text:style-name="Source_20_Text"><text:span text:style-name="T9">Ставим PgAdmin, тут не нужен байдинг:</text:span></text:span></text:p>
      <text:p text:style-name="P20"><text:span text:style-name="Source_20_Text"><text:span text:style-name="T16"/></text:span></text:p>
      <text:p text:style-name="P19"><text:span text:style-name="Source_20_Text"><text:span text:style-name="T14">docker run -p 8081:80 -e 'PGADMIN_DEFAULT_EMAIL=admin@admin.com' -e <text:s/>'PGADMIN_DEFAULT_PASSWORD=admin' -d --name pgadmin dpage/pgadmin4:</text:span></text:span><text:span text:style-name="Source_20_Text"><text:span text:style-name="T17">9.2.0</text:span></text:span></text:p>
      <text:p text:style-name="P19"><text:span text:style-name="Source_20_Text"><text:span text:style-name="T14"/></text:span></text:p>
      <text:p text:style-name="P16">2. Ставим ELK.</text:p>
      <text:p text:style-name="P17"><text:span text:style-name="T4"/></text:p>
      <text:p text:style-name="P21"><text:span text:style-name="Source_20_Text"><text:span text:style-name="T10">ставим оба компонента по инструкции - /home/alex/Docs/ELK/, </text:span></text:span><text:span text:style-name="Source_20_Text"><text:span text:style-name="T18">соответствующий файл для Кубера или Докера.</text:span></text:span></text:p>
      <text:p text:style-name="P19"><text:span text:style-name="Source_20_Text"><text:span text:style-name="T14"/></text:span></text:p>
      <text:p text:style-name="P21"><text:span text:style-name="Source_20_Text"><text:span text:style-name="T19">3. Ставим Kafka</text:span></text:span></text:p>
      <text:p text:style-name="P21"><text:span text:style-name="Source_20_Text"><text:span text:style-name="T10"/></text:span></text:p>
      <text:p text:style-name="P21"><text:span text:style-name="Source_20_Text"><text:span text:style-name="T10"/></text:span></text:p>
      <text:p text:style-name="P21"><text:soft-page-break/><text:span text:style-name="Source_20_Text"><text:span text:style-name="T20"/></text:span></text:p>
      <text:p text:style-name="P21"><text:span text:style-name="Source_20_Text"><text:span text:style-name="T20">docker run -d --name kafka -p 9092:9092 -p 9093:9093 -e KAFKA_ENABLE_KRAFT=yes -e KAFKA_CFG_PROCESS_ROLES=broker,controller -e KAFKA_CFG_CONTROLLER_LISTENER_NAMES=CONTROLLER -e KAFKA_CFG_LISTENERS=PLAINTEXT://:9092,CONTROLLER://:9093 -e KAFKA_CFG_LISTENER_SECURITY_PROTOCOL_MAP=CONTROLLER:PLAINTEXT,PLAINTEXT:PLAINTEXT -e KAFKA_CFG_ADVERTISED_LISTENERS=PLAINTEXT://host.docker.internal:9092 -e KAFKA_CFG_BROKER_ID=1 -e KAFKA_CFG_CONTROLLER_QUORUM_VOTERS=1@localhost:9093 -e ALLOW_PLAINTEXT_LISTENER=yes -e KAFKA_KRAFT_CLUSTER_ID=kafka_local -e KAFKA_CFG_NODE_ID=1 -e KAFKA_CFG_MESSAGE_MAX_BYTES=30728640 -e KAFKA_CFG_REPLICA_FETCH_MAX_BYTES=30728640 -v ~/data/Kafka_Local:/bitnami/kafka bitnami/kafka:</text:span></text:span><text:span text:style-name="Source_20_Text"><text:span text:style-name="T21">4.0.0</text:span></text:span></text:p>
      <text:p text:style-name="P21"><text:span text:style-name="Source_20_Text"><text:span text:style-name="T20"/></text:span></text:p>
      <text:p text:style-name="P21"><text:span text:style-name="Source_20_Text"><text:span text:style-name="T10">Ставим Kafka-UI:</text:span></text:span></text:p>
      <text:p text:style-name="P22"><text:span text:style-name="Source_20_Text"><text:span text:style-name="T22"/></text:span></text:p>
      <text:p text:style-name="P22"><text:span text:style-name="Source_20_Text"><text:span text:style-name="T22">docker run --name kafka-ui -d -p 9001:8080 -e DYNAMIC_CONFIG_ENABLED=true -e KAFKA_CLUSTERS_0_BOOTSTRAP_SERVERS=host.docker.internal:9092 -e KAFKA_CLUSTERS_0_NAME=kafka_local provectuslabs/kafka-ui:v0.7.2</text:span></text:span></text:p>
      <text:p text:style-name="P21"><text:span text:style-name="Source_20_Text"><text:span text:style-name="T20"/></text:span></text:p>
      <text:p text:style-name="P21"><text:span text:style-name="Source_20_Text"><text:span text:style-name="T19">4. Ставим Open Telemetry </text:span></text:span><text:span text:style-name="Source_20_Text"><text:span text:style-name="T23">(устаревшее, уже не надо, для информации)</text:span></text:span></text:p>
      <text:p text:style-name="P21"><text:span text:style-name="Source_20_Text"><text:span text:style-name="T10"/></text:span></text:p>
      <text:p text:style-name="P21"><text:span text:style-name="Source_20_Text"><text:span text:style-name="T20"/></text:span></text:p>
      <text:p text:style-name="P21"><text:span text:style-name="Source_20_Text"><text:span text:style-name="T20">docker run --name otc -p 8888:8888 -p 8889:8889 -p 4317:4317 -p 13133:13133 -p 55679:55679 -d --mount type=bind,source=~/data/OTC_Local_Conf,target=/etc/otelcol-contrib otel/opentelemetry-collector-contrib:0.115.1</text:span></text:span></text:p>
      <text:p text:style-name="P21"><text:span text:style-name="Source_20_Text"><text:span text:style-name="T20"/></text:span></text:p>
      <text:p text:style-name="P21"><text:span text:style-name="Source_20_Text"><text:span text:style-name="T19">5. Ставим Prometheus</text:span></text:span></text:p>
      <text:p text:style-name="P21"><text:span text:style-name="Source_20_Text"><text:span text:style-name="T10"/></text:span></text:p>
      <text:p text:style-name="P21"><text:span text:style-name="Source_20_Text"><text:span text:style-name="T20"/></text:span></text:p>
      <text:p text:style-name="P21"><text:span text:style-name="Source_20_Text"><text:span text:style-name="T20">docker run -d --name prometheus --mount type=bind,source=/home/alex/data/Prometheus_Local_Conf,target=/etc/prometheus --mount type=bind,source=/home/alex/data/Prometheus_Local_Data,target=/prometheus -p 9090:9090 prom/prometheus:v3.0.1 --storage.tsdb.retention.time=1d —config.file=/etc/prometheus/prometheus.yml</text:span></text:span></text:p>
      <text:p text:style-name="P21"><text:span text:style-name="Source_20_Text"><text:span text:style-name="T20"/></text:span></text:p>
      <text:p text:style-name="P21"><text:span text:style-name="Source_20_Text"><text:span text:style-name="T19">6. Ставим RabbitMq</text:span></text:span></text:p>
      <text:p text:style-name="P21"><text:span text:style-name="Source_20_Text"><text:span text:style-name="T20"/></text:span></text:p>
      <text:p text:style-name="P21"><text:span text:style-name="Source_20_Text"><text:span text:style-name="T10">Ему не требуется байдинг, т.к. не нужно сохранять содержимое.</text:span></text:span></text:p>
      <text:p text:style-name="P21"><text:span text:style-name="Source_20_Text"><text:span text:style-name="T10">Поэтому ставим простой командой без байдинга:</text:span></text:span></text:p>
      <text:p text:style-name="P21"><text:span text:style-name="Source_20_Text"><text:span text:style-name="T20"/></text:span></text:p>
      <text:p text:style-name="P21"><text:span text:style-name="Source_20_Text"><text:span text:style-name="T20">docker run -d --name rabbitmq -p 15672:15672 -p 5671:5671 -p 5672:5672 rabbitmq:4.1-rc-management-alpine</text:span></text:span></text:p>
      <text:p text:style-name="P23"><text:span text:style-name="Source_20_Text"><text:span text:style-name="T24"/></text:span></text:p>
      <text:p text:style-name="P20"><text:span text:style-name="Source_20_Text"><text:span text:style-name="T19">7. Ставим Redis</text:span></text:span></text:p>
      <text:p text:style-name="P20"><text:span text:style-name="Source_20_Text"><text:span text:style-name="T10"/></text:span></text:p>
      <text:p text:style-name="P20"><text:span text:style-name="Source_20_Text"><text:span text:style-name="T10">Ему </text:span></text:span><text:span text:style-name="Source_20_Text"><text:span text:style-name="T25">также </text:span></text:span><text:span text:style-name="Source_20_Text"><text:span text:style-name="T10">не требуется байдинг, т.к. не нужно сохранять содержимое.</text:span></text:span></text:p>
      <text:p text:style-name="P20"><text:soft-page-break/><text:span text:style-name="Source_20_Text"><text:span text:style-name="T26">Поэтому ставим простой командой без байдинга:</text:span></text:span></text:p>
      <text:p text:style-name="P20"><text:span text:style-name="Source_20_Text"><text:span text:style-name="T26"/></text:span></text:p>
      <text:p text:style-name="P21"><text:span text:style-name="Source_20_Text"><text:span text:style-name="T20">docker run --name redis -p 6379:6379 -d redis:8.0-M02</text:span></text:span></text:p>
      <text:p text:style-name="P21"><text:span text:style-name="Source_20_Text"><text:span text:style-name="T27"/></text:span></text:p>
      <text:p text:style-name="P24"><text:span text:style-name="Source_20_Text"><text:span text:style-name="T28">8. Ставим Vault</text:span></text:span></text:p>
      <text:p text:style-name="P20"><text:span text:style-name="Source_20_Text"><text:span text:style-name="T29"/></text:span></text:p>
      <text:p text:style-name="P24"><text:span text:style-name="Source_20_Text"><text:span text:style-name="T30">Vault</text:span></text:span><text:span text:style-name="Source_20_Text"><text:span text:style-name="T31"> поддерживает байдинг, ставим одной командой:</text:span></text:span></text:p>
      <text:p text:style-name="P24"><text:span text:style-name="Source_20_Text"><text:span text:style-name="T31"/></text:span></text:p>
      <text:p text:style-name="P24"><text:span text:style-name="Source_20_Text"><text:span text:style-name="T32">docker run --name vault -p 8200:8200 -p 8201:8201 --mount </text:span></text:span><text:span text:style-name="Source_20_Text"><text:span text:style-name="T33">type=bind,</text:span></text:span><text:span text:style-name="Source_20_Text"><text:span text:style-name="T32">source=/</text:span></text:span><text:span text:style-name="Source_20_Text"><text:span text:style-name="T34">home/alex</text:span></text:span><text:span text:style-name="Source_20_Text"><text:span text:style-name="T33">/data/</text:span></text:span><text:span text:style-name="Source_20_Text"><text:span text:style-name="T32">Vault_Local_Data,target=/vault/data --mount </text:span></text:span><text:span text:style-name="Source_20_Text"><text:span text:style-name="T33">type=bind,</text:span></text:span><text:span text:style-name="Source_20_Text"><text:span text:style-name="T32">source=/</text:span></text:span><text:span text:style-name="Source_20_Text"><text:span text:style-name="T34">home/alex</text:span></text:span><text:span text:style-name="Source_20_Text"><text:span text:style-name="T33">/data/</text:span></text:span><text:span text:style-name="Source_20_Text"><text:span text:style-name="T32">Vault_Local_Conf,target=/vault/config --cap-add IPC_LOCK -e VAULT_ADDR='http://host.docker.internal:8200' -e VAULT_API_ADDR='http://host.docker.internal:8200' -e VAULT_CLUSTER_ADDR=https://127.0.0.1:8201 -d hashicorp/vault:1.18 server</text:span></text:span></text:p>
      <text:p text:style-name="P24"><text:span text:style-name="Source_20_Text"><text:span text:style-name="T32"/></text:span></text:p>
      <text:p text:style-name="P24"><text:span text:style-name="Source_20_Text"><text:span text:style-name="T31">Ставим Vault-Unseal, этот тоже поддерживает байдинг, но у него заморочки с правильными доступами к файловой системе, делаем так:</text:span></text:span></text:p>
      <text:p text:style-name="P25"><text:span text:style-name="Source_20_Text"><text:span text:style-name="T35"/></text:span></text:p>
      <text:p text:style-name="P25"><text:span text:style-name="Source_20_Text"><text:span text:style-name="T35">sudo chmod 777 -R /home/alex/data/Vault_Unseal_Local/</text:span></text:span></text:p>
      <text:p text:style-name="P25"><text:span text:style-name="Source_20_Text"><text:span text:style-name="T35"/></text:span></text:p>
      <text:p text:style-name="P25"><text:span text:style-name="Source_20_Text"><text:span text:style-name="T35">docker run --name vault-unseal -v /home/alex/data/Vault_Unseal_Local:/etc -e ALLOW_SINGLE_NODE=true -e CONFIG_PATH=/etc/vault-unseal.yaml -d ghcr.io/lrstanley/vault-unseal:latest</text:span></text:span></text:p>
      <text:p text:style-name="P25"><text:span text:style-name="Source_20_Text"><text:span text:style-name="T35"/></text:span></text:p>
      <text:p text:style-name="P24"><text:span text:style-name="Source_20_Text"><text:span text:style-name="T31">Конейнер не запуститься, открываем лог – там будет указание, что нужен особый доступ к файлу vault-unseal.yaml, делаем этот особый доступ:</text:span></text:span></text:p>
      <text:p text:style-name="P26"><text:span text:style-name="Source_20_Text"><text:span text:style-name="T35">sudo chmod </text:span></text:span><text:span text:style-name="Source_20_Text"><text:span text:style-name="T36">777</text:span></text:span><text:span text:style-name="Source_20_Text"><text:span text:style-name="T35"> -R /home/alex/data/Vault_Unseal_Local</text:span></text:span></text:p>
      <text:p text:style-name="P25"><text:span text:style-name="Source_20_Text"><text:span text:style-name="T35">sudo chmod 0600 -R /home/alex/data/Vault_Unseal_Local/vault-unseal.yaml</text:span></text:span></text:p>
      <text:p text:style-name="P25"><text:span text:style-name="Source_20_Text"><text:span text:style-name="T35"/></text:span></text:p>
      <text:p text:style-name="P27"><text:span text:style-name="Source_20_Text"><text:span text:style-name="T35"/></text:span></text:p>
      <text:p text:style-name="P27"><text:span text:style-name="Source_20_Text"><text:span text:style-name="T37">Аукцион в Кубере</text:span></text:span></text:p>
      <text:p text:style-name="P28"><text:span text:style-name="Source_20_Text"><text:span text:style-name="T38"/></text:span></text:p>
      <text:p text:style-name="P28"><text:span text:style-name="Source_20_Text"><text:span text:style-name="T38">Ставим из каталога /home/alex/Docs/Docker/Scripts/Auction/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4T13:51:57.314457570</meta:creation-date>
    <dc:date>2026-01-30T11:46:37.446764747</dc:date>
    <meta:editing-duration>PT2H35M12S</meta:editing-duration>
    <meta:editing-cycles>33</meta:editing-cycles>
    <meta:generator>LibreOffice/25.2.3.2$Linux_X86_64 LibreOffice_project/520$Build-2</meta:generator>
    <meta:document-statistic meta:table-count="0" meta:image-count="0" meta:object-count="0" meta:page-count="4" meta:paragraph-count="69" meta:word-count="847" meta:character-count="7886" meta:non-whitespace-character-count="7083"/>
  </office:meta>
</office:document-meta>
</file>